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b2b2b2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326cm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5cm" svg:stroke-color="#2c001e" draw:marker-start-width="0.275cm" draw:marker-end-width="0.275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2c001e" draw:marker-start-width="0.275cm" draw:marker-end-width="0.275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draw:fill-color="#b2b2b2" fo:min-height="0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b2b2b2" fo:font-weight="bold" style:font-weight-asian="bold" style:font-weight-complex="bold"/>
    </style:style>
    <style:style style:name="P5" style:family="paragraph">
      <style:text-properties fo:color="#808080" fo:font-weight="bold" style:font-weight-asian="bold" style:font-weight-complex="bold"/>
    </style:style>
    <style:style style:name="P6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text-position="-10% 58%" fo:font-size="6pt" style:font-size-asian="6pt" style:font-size-complex="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0%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808080" fo:font-weight="bold" style:font-weight-asian="bold" style:font-weight-complex="bold"/>
    </style:style>
    <style:style style:name="T6" style:family="text">
      <style:text-properties fo:color="#b2b2b2"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cm" svg:height="4.9cm" svg:x="19.601cm" svg:y="5.50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0504.090377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7cm" svg:height="4.9cm" svg:x="12.301cm" svg:y="5.50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0504.090377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7cm" svg:height="4.9cm" svg:x="7.701cm" svg:y="5.50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0504.090377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7cm" svg:height="4.9cm" svg:x="3.3cm" svg:y="5.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0504.090377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.4cm" svg:y1="8.8cm" svg:x2="8.2cm" svg:y2="7.2cm">
          <text:p/>
        </draw:line>
        <draw:g>
          <draw:g>
            <draw:custom-shape draw:style-name="gr3" draw:text-style-name="P1" draw:layer="layout" svg:width="3.9cm" svg:height="0.7cm" svg:x="4.3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26cm" svg:height="0.566cm" svg:x="4.591cm" svg:y="8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4.591cm" svg:y="8.855cm">
              <text:p text:style-name="P1"><text:span text:style-name="T1">v</text:span><text:span text:style-name="T2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6cm" svg:x="5.547cm" svg:y="8.854cm">
              <text:p text:style-name="P1"><text:span text:style-name="T1">v</text:span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6.503cm" svg:y="8.855cm">
              <text:p text:style-name="P1"><text:span text:style-name="T1">v</text:span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5cm" svg:height="0.565cm" svg:x="7.46cm" svg:y="8.855cm">
              <text:p text:style-name="P1"><text:span text:style-name="T1">v</text:span><text:span text:style-name="T2">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1.235cm" svg:height="0.576cm" svg:x="6.625cm" svg:y="8.9cm">
              <draw:text-box>
                <text:p text:style-name="P1"><text:span text:style-name="T1">...</text:span></text:p>
              </draw:text-box>
            </draw:frame>
          </draw:g>
        </draw:g>
        <draw:g>
          <draw:custom-shape draw:style-name="gr7" draw:text-style-name="P1" draw:layer="layout" svg:width="2.8cm" svg:height="0.7cm" svg:x="7.1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532cm" svg:height="0.525cm" svg:x="7.268cm" svg:y="6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7.269cm" svg:y="6.601cm">
            <text:p text:style-name="P1"><text:span text:style-name="T1">h</text:span><text:span text:style-name="T2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8.234cm" svg:y="6.601cm">
            <text:p text:style-name="P1"><text:span text:style-name="T1">h</text:span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9.2cm" svg:y="6.601cm">
            <text:p text:style-name="P1"><text:span text:style-name="T1">h</text:span><text:span text:style-name="T2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" draw:layer="layout" svg:width="0.686cm" svg:height="0.493cm" svg:x="8.614cm" svg:y="6.584cm">
            <draw:text-box>
              <text:p text:style-name="P1"><text:span text:style-name="T1">...</text:span></text:p>
            </draw:text-box>
          </draw:frame>
        </draw:g>
        <draw:frame draw:style-name="gr11" draw:text-style-name="P3" draw:layer="layout" svg:width="1.6cm" svg:height="0.991cm" svg:x="5.6cm" svg:y="9.509cm">
          <draw:text-box>
            <text:p><text:span text:style-name="T3">v</text:span><text:span text:style-name="T4">0</text:span></text:p>
          </draw:text-box>
        </draw:frame>
        <draw:frame draw:style-name="gr11" draw:text-style-name="P3" draw:layer="layout" svg:width="1.6cm" svg:height="0.991cm" svg:x="8.2cm" svg:y="5.609cm">
          <draw:text-box>
            <text:p><text:span text:style-name="T3">h</text:span><text:span text:style-name="T4">0</text:span></text:p>
          </draw:text-box>
        </draw:frame>
        <draw:line draw:style-name="gr2" draw:text-style-name="P1" draw:layer="layout" svg:x1="10.7cm" svg:y1="8.791cm" svg:x2="12.5cm" svg:y2="7.191cm">
          <text:p/>
        </draw:line>
        <draw:g>
          <draw:g>
            <draw:custom-shape draw:style-name="gr3" draw:text-style-name="P1" draw:layer="layout" svg:width="3.9cm" svg:height="0.7cm" svg:x="8.6cm" svg:y="8.79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26cm" svg:height="0.566cm" svg:x="8.891cm" svg:y="8.8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8.891cm" svg:y="8.846cm">
              <text:p text:style-name="P1"><text:span text:style-name="T1">v</text:span><text:span text:style-name="T2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6cm" svg:x="9.847cm" svg:y="8.845cm">
              <text:p text:style-name="P1"><text:span text:style-name="T1">v</text:span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10.803cm" svg:y="8.846cm">
              <text:p text:style-name="P1"><text:span text:style-name="T1">v</text:span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5cm" svg:height="0.565cm" svg:x="11.76cm" svg:y="8.846cm">
              <text:p text:style-name="P1"><text:span text:style-name="T1">v</text:span><text:span text:style-name="T2">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1.235cm" svg:height="0.576cm" svg:x="10.925cm" svg:y="8.891cm">
              <draw:text-box>
                <text:p text:style-name="P1"><text:span text:style-name="T1">...</text:span></text:p>
              </draw:text-box>
            </draw:frame>
          </draw:g>
        </draw:g>
        <draw:g>
          <draw:custom-shape draw:style-name="gr7" draw:text-style-name="P1" draw:layer="layout" svg:width="2.8cm" svg:height="0.7cm" svg:x="11.4cm" svg:y="6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532cm" svg:height="0.525cm" svg:x="11.568cm" svg:y="6.5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11.569cm" svg:y="6.592cm">
            <text:p text:style-name="P1"><text:span text:style-name="T1">h</text:span><text:span text:style-name="T2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12.534cm" svg:y="6.592cm">
            <text:p text:style-name="P1"><text:span text:style-name="T1">h</text:span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13.5cm" svg:y="6.592cm">
            <text:p text:style-name="P1"><text:span text:style-name="T1">h</text:span><text:span text:style-name="T2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" draw:layer="layout" svg:width="0.686cm" svg:height="0.493cm" svg:x="12.914cm" svg:y="6.575cm">
            <draw:text-box>
              <text:p text:style-name="P1"><text:span text:style-name="T1">...</text:span></text:p>
            </draw:text-box>
          </draw:frame>
        </draw:g>
        <draw:frame draw:style-name="gr11" draw:text-style-name="P3" draw:layer="layout" svg:width="1.6cm" svg:height="0.991cm" svg:x="9.9cm" svg:y="9.5cm">
          <draw:text-box>
            <text:p><text:span text:style-name="T3">v</text:span><text:span text:style-name="T4">1</text:span></text:p>
          </draw:text-box>
        </draw:frame>
        <draw:frame draw:style-name="gr11" draw:text-style-name="P3" draw:layer="layout" svg:width="1.6cm" svg:height="0.991cm" svg:x="12.5cm" svg:y="5.6cm">
          <draw:text-box>
            <text:p><text:span text:style-name="T3">h</text:span><text:span text:style-name="T4">1</text:span></text:p>
          </draw:text-box>
        </draw:frame>
        <draw:line draw:style-name="gr2" draw:text-style-name="P1" draw:layer="layout" svg:x1="9.1cm" svg:y1="7.2cm" svg:x2="10.4cm" svg:y2="8.8cm">
          <text:p/>
        </draw:line>
        <draw:line draw:style-name="gr2" draw:text-style-name="P1" draw:layer="layout" svg:x1="15.2cm" svg:y1="8.791cm" svg:x2="17cm" svg:y2="7.191cm">
          <text:p/>
        </draw:line>
        <draw:g>
          <draw:g>
            <draw:custom-shape draw:style-name="gr3" draw:text-style-name="P1" draw:layer="layout" svg:width="3.9cm" svg:height="0.7cm" svg:x="13.1cm" svg:y="8.79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26cm" svg:height="0.566cm" svg:x="13.391cm" svg:y="8.8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13.391cm" svg:y="8.846cm">
              <text:p text:style-name="P1"><text:span text:style-name="T1">v</text:span><text:span text:style-name="T2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6cm" svg:x="14.347cm" svg:y="8.845cm">
              <text:p text:style-name="P1"><text:span text:style-name="T1">v</text:span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15.303cm" svg:y="8.846cm">
              <text:p text:style-name="P1"><text:span text:style-name="T1">v</text:span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5cm" svg:height="0.565cm" svg:x="16.26cm" svg:y="8.846cm">
              <text:p text:style-name="P1"><text:span text:style-name="T1">v</text:span><text:span text:style-name="T2">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1.235cm" svg:height="0.576cm" svg:x="15.425cm" svg:y="8.891cm">
              <draw:text-box>
                <text:p text:style-name="P1"><text:span text:style-name="T1">...</text:span></text:p>
              </draw:text-box>
            </draw:frame>
          </draw:g>
        </draw:g>
        <draw:g>
          <draw:custom-shape draw:style-name="gr7" draw:text-style-name="P1" draw:layer="layout" svg:width="2.8cm" svg:height="0.7cm" svg:x="15.9cm" svg:y="6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532cm" svg:height="0.525cm" svg:x="16.068cm" svg:y="6.5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16.069cm" svg:y="6.592cm">
            <text:p text:style-name="P1"><text:span text:style-name="T1">h</text:span><text:span text:style-name="T2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17.034cm" svg:y="6.592cm">
            <text:p text:style-name="P1"><text:span text:style-name="T1">h</text:span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18cm" svg:y="6.592cm">
            <text:p text:style-name="P1"><text:span text:style-name="T1">h</text:span><text:span text:style-name="T2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" draw:layer="layout" svg:width="0.686cm" svg:height="0.493cm" svg:x="17.414cm" svg:y="6.575cm">
            <draw:text-box>
              <text:p text:style-name="P1"><text:span text:style-name="T1">...</text:span></text:p>
            </draw:text-box>
          </draw:frame>
        </draw:g>
        <draw:frame draw:style-name="gr11" draw:text-style-name="P3" draw:layer="layout" svg:width="1.6cm" svg:height="0.991cm" svg:x="14.4cm" svg:y="9.5cm">
          <draw:text-box>
            <text:p><text:span text:style-name="T3">v</text:span><text:span text:style-name="T4">2</text:span></text:p>
          </draw:text-box>
        </draw:frame>
        <draw:frame draw:style-name="gr11" draw:text-style-name="P3" draw:layer="layout" svg:width="1.6cm" svg:height="0.991cm" svg:x="17cm" svg:y="5.6cm">
          <draw:text-box>
            <text:p><text:span text:style-name="T3">h</text:span><text:span text:style-name="T4">2</text:span></text:p>
          </draw:text-box>
        </draw:frame>
        <draw:line draw:style-name="gr2" draw:text-style-name="P1" draw:layer="layout" svg:x1="17.9cm" svg:y1="7.191cm" svg:x2="19.2cm" svg:y2="8.791cm">
          <text:p/>
        </draw:line>
        <draw:line draw:style-name="gr2" draw:text-style-name="P1" draw:layer="layout" svg:x1="13.5cm" svg:y1="7.2cm" svg:x2="14.8cm" svg:y2="8.8cm">
          <text:p/>
        </draw:line>
        <draw:frame draw:style-name="gr11" draw:text-style-name="P3" draw:layer="layout" svg:width="1.6cm" svg:height="0.962cm" svg:x="20.1cm" svg:y="7.338cm">
          <draw:text-box>
            <text:p><text:span text:style-name="T3">...</text:span></text:p>
          </draw:text-box>
        </draw:frame>
        <draw:line draw:style-name="gr2" draw:text-style-name="P1" draw:layer="layout" svg:x1="22.4cm" svg:y1="8.8cm" svg:x2="24.2cm" svg:y2="7.2cm">
          <text:p/>
        </draw:line>
        <draw:g>
          <draw:g>
            <draw:custom-shape draw:style-name="gr3" draw:text-style-name="P1" draw:layer="layout" svg:width="3.9cm" svg:height="0.7cm" svg:x="20.3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26cm" svg:height="0.566cm" svg:x="20.591cm" svg:y="8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20.591cm" svg:y="8.855cm">
              <text:p text:style-name="P1"><text:span text:style-name="T1">v</text:span><text:span text:style-name="T2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6cm" svg:x="21.547cm" svg:y="8.854cm">
              <text:p text:style-name="P1"><text:span text:style-name="T1">v</text:span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22.503cm" svg:y="8.855cm">
              <text:p text:style-name="P1"><text:span text:style-name="T1">v</text:span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5cm" svg:height="0.565cm" svg:x="23.46cm" svg:y="8.855cm">
              <text:p text:style-name="P1"><text:span text:style-name="T1">v</text:span><text:span text:style-name="T2">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1.235cm" svg:height="0.576cm" svg:x="22.625cm" svg:y="8.9cm">
              <draw:text-box>
                <text:p text:style-name="P1"><text:span text:style-name="T1">...</text:span></text:p>
              </draw:text-box>
            </draw:frame>
          </draw:g>
        </draw:g>
        <draw:g>
          <draw:custom-shape draw:style-name="gr7" draw:text-style-name="P1" draw:layer="layout" svg:width="2.8cm" svg:height="0.7cm" svg:x="23.1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532cm" svg:height="0.525cm" svg:x="23.268cm" svg:y="6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23.269cm" svg:y="6.601cm">
            <text:p text:style-name="P1"><text:span text:style-name="T1">h</text:span><text:span text:style-name="T2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24.234cm" svg:y="6.601cm">
            <text:p text:style-name="P1"><text:span text:style-name="T1">h</text:span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25.2cm" svg:y="6.601cm">
            <text:p text:style-name="P1"><text:span text:style-name="T1">h</text:span><text:span text:style-name="T2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" draw:layer="layout" svg:width="0.686cm" svg:height="0.493cm" svg:x="24.614cm" svg:y="6.584cm">
            <draw:text-box>
              <text:p text:style-name="P1"><text:span text:style-name="T1">...</text:span></text:p>
            </draw:text-box>
          </draw:frame>
        </draw:g>
        <draw:frame draw:style-name="gr11" draw:text-style-name="P3" draw:layer="layout" svg:width="1.6cm" svg:height="0.991cm" svg:x="21.6cm" svg:y="9.509cm">
          <draw:text-box>
            <text:p><text:span text:style-name="T3">v</text:span><text:span text:style-name="T4">k</text:span></text:p>
          </draw:text-box>
        </draw:frame>
        <draw:frame draw:style-name="gr11" draw:text-style-name="P3" draw:layer="layout" svg:width="1.6cm" svg:height="0.991cm" svg:x="24.2cm" svg:y="5.609cm">
          <draw:text-box>
            <text:p><text:span text:style-name="T3">h</text:span><text:span text:style-name="T4">k</text:span></text:p>
          </draw:text-box>
        </draw:frame>
        <draw:line draw:style-name="gr2" draw:text-style-name="P1" draw:layer="layout" svg:x1="25.1cm" svg:y1="7.2cm" svg:x2="26.4cm" svg:y2="8.8cm">
          <text:p/>
        </draw:line>
        <draw:frame draw:style-name="gr11" draw:text-style-name="P4" draw:layer="layout" svg:width="6cm" svg:height="0.962cm" svg:x="2.8cm" svg:y="4.6cm">
          <draw:text-box>
            <text:p><text:span text:style-name="T5">Gibbs Sampling</text:span><text:span text:style-name="T6"> </text:span></text:p>
          </draw:text-box>
        </draw:frame>
        <draw:frame draw:style-name="gr11" draw:text-style-name="P4" draw:layer="layout" svg:width="6cm" svg:height="0.962cm" svg:x="8cm" svg:y="4.6cm">
          <draw:text-box>
            <text:p><text:span text:style-name="T6">Step 0</text:span></text:p>
          </draw:text-box>
        </draw:frame>
        <draw:frame draw:style-name="gr11" draw:text-style-name="P5" draw:layer="layout" svg:width="6cm" svg:height="0.962cm" svg:x="8cm" svg:y="4.6cm">
          <draw:text-box>
            <text:p><text:span text:style-name="T5">Step 0</text:span></text:p>
          </draw:text-box>
        </draw:frame>
        <draw:frame draw:style-name="gr11" draw:text-style-name="P5" draw:layer="layout" svg:width="6cm" svg:height="0.962cm" svg:x="12.1cm" svg:y="4.638cm">
          <draw:text-box>
            <text:p><text:span text:style-name="T5">Step 1</text:span></text:p>
          </draw:text-box>
        </draw:frame>
        <draw:frame draw:style-name="gr11" draw:text-style-name="P5" draw:layer="layout" svg:width="6cm" svg:height="0.962cm" svg:x="16.8cm" svg:y="4.6cm">
          <draw:text-box>
            <text:p><text:span text:style-name="T5">Step 2</text:span></text:p>
          </draw:text-box>
        </draw:frame>
        <draw:frame draw:style-name="gr11" draw:text-style-name="P5" draw:layer="layout" svg:width="2.5cm" svg:height="0.962cm" svg:x="23.9cm" svg:y="4.6cm">
          <draw:text-box>
            <text:p><text:span text:style-name="T5">Step k</text:span></text:p>
          </draw:text-box>
        </draw:frame>
        <draw:frame draw:style-name="gr11" draw:text-style-name="P6" draw:layer="layout" svg:width="3.2cm" svg:height="0.806cm" svg:x="5.5cm" svg:y="7.2cm">
          <draw:text-box>
            <text:p><text:span text:style-name="T7">p(h|v,Θ)</text:span></text:p>
          </draw:text-box>
        </draw:frame>
        <draw:frame draw:style-name="gr11" draw:text-style-name="P7" draw:layer="layout" svg:width="3.2cm" svg:height="0.806cm" svg:x="8cm" svg:y="8.05cm">
          <draw:text-box>
            <text:p><text:span text:style-name="T7">p(v|h,Θ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09:56:53.244016906</meta:creation-date>
    <dc:date>2017-08-23T18:20:49.098396280</dc:date>
    <meta:editing-duration>PT38M21S</meta:editing-duration>
    <meta:editing-cycles>13</meta:editing-cycles>
    <meta:generator>LibreOffice/4.2.8.2$Linux_X86_64 LibreOffice_project/420m0$Build-2</meta:generator>
    <meta:document-statistic meta:object-count="93"/>
  </office:meta>
</office:document-meta>
</file>